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Integrate.getFrom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isLeaveTar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setEnableBaselessMerges( boolean setr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execute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4Integrate.isNocopynewtarget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isEnableBaselessMer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isForceInteg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isRestoreDeletedRevi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get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setFromfile( String fro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isPropagatesourcefi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setLeaveTargetRevision( boolean setr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isReversebranch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get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setBranch( String b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setForceIntegrate( boolean setr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getT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setPropagatesourcefiletype( boolean propagatesourcefi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setRestoreDeletedRevisions( boolean setr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isSimulation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setTofile( String to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setReversebranchmappings( boolean reversebranch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setChange( String 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setNocopynewtargetfiles( boolean nocopynewtarget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Integrate.setSimulationMode( boolean setr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